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Adobe Fangsong Std R" svg:font-family="'Adobe Fangsong Std 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9807in" fo:margin-right="0in" fo:text-align="start" style:justify-single-word="false" fo:text-indent="-0.25in" style:auto-text-indent="false" style:shadow="none" style:text-autospace="none">
        <style:tab-stops/>
      </style:paragraph-properties>
      <style:text-properties style:font-name="Adobe Fangsong Std R" fo:font-size="11pt" fo:background-color="#ffffcc" style:font-name-asian="Calibri" style:font-size-asian="11pt" style:font-name-complex="Calibri" style:font-size-complex="11pt"/>
    </style:style>
    <style:style style:name="P2" style:family="paragraph" style:parent-style-name="Standard" style:master-page-name="">
      <style:paragraph-properties fo:margin-left="0.9807in" fo:margin-right="0in" fo:text-align="start" style:justify-single-word="false" fo:text-indent="-0.25in" style:auto-text-indent="false" style:page-number="auto" style:shadow="none" style:text-autospace="none">
        <style:tab-stops/>
      </style:paragraph-properties>
      <style:text-properties style:font-name="Adobe Fangsong Std R" fo:font-size="11pt" fo:background-color="#ffffcc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4" style:family="paragraph" style:parent-style-name="Standard">
      <style:paragraph-properties fo:text-align="start" style:justify-single-word="false" fo:break-before="page"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5" style:family="paragraph" style:parent-style-name="Heading_20_2" style:list-style-name="L1">
      <style:paragraph-properties fo:margin-left="0.4902in" fo:margin-right="0in" fo:text-align="start" style:justify-single-word="false" fo:text-indent="-0.25in" style:auto-text-indent="false" style:text-autospace="none"/>
    </style:style>
    <style:style style:name="P6" style:family="paragraph" style:parent-style-name="Standard" style:list-style-name="L1">
      <style:paragraph-properties fo:text-align="start" style:justify-single-word="false"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7" style:family="paragraph" style:parent-style-name="Standard" style:list-style-name="L1">
      <style:paragraph-properties fo:text-align="start" style:justify-single-word="false" style:text-autospace="none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 style:text-autospace="none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/>
    </style:style>
    <style:style style:name="T8" style:family="text">
      <style:text-properties style:font-name-asian="Calibri"/>
    </style:style>
    <style:style style:name="T9" style:family="text">
      <style:text-properties style:font-size-asian="12pt"/>
    </style:style>
    <style:style style:name="T10" style:family="text">
      <style:text-properties style:font-weight-asian="bold"/>
    </style:style>
    <style:style style:name="T11" style:family="text">
      <style:text-properties style:font-name-complex="Calibri"/>
    </style:style>
    <style:style style:name="T12" style:family="text">
      <style:text-properties style:font-size-complex="12pt"/>
    </style:style>
    <style:style style:name="T13" style:family="text">
      <style:text-properties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307in" fo:text-indent="-0.25in" fo:margin-left="1.230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216172" text:style-name="L1">
        <text:list-item>
          <text:p text:style-name="P6">Additional CSS and JS codes should ne added via function.php check below area</text:p>
        </text:list-item>
      </text:list>
      <text:p text:style-name="P2">&lt;?php if ( ! function_exists( 'twentyten_admin_header_style' ) ) :</text:p>
      <text:p text:style-name="P1">/**</text:p>
      <text:p text:style-name="P1">* Styles the header image displayed on the Appearance &gt; Header admin panel.</text:p>
      <text:p text:style-name="P1">*</text:p>
      <text:p text:style-name="P1">* Referenced via add_custom_image_header() in twentyten_setup().</text:p>
      <text:p text:style-name="P1">*</text:p>
      <text:p text:style-name="P1">* @since Twenty Ten 1.0</text:p>
      <text:p text:style-name="P1">*/</text:p>
      <text:p text:style-name="P1">function twentyten_admin_header_style() {</text:p>
      <text:p text:style-name="P1">?&gt;</text:p>
      <text:p text:style-name="P1">&lt;style type="text/css"&gt;</text:p>
      <text:p text:style-name="P1">/* Shows the same border as on front end */</text:p>
      <text:p text:style-name="P1">#headimg {</text:p>
      <text:p text:style-name="P1"><text:tab/>border-bottom: 1px solid #000;</text:p>
      <text:p text:style-name="P1"><text:tab/>border-top: 4px solid #000;</text:p>
      <text:p text:style-name="P1">}</text:p>
      <text:p text:style-name="P1">/* If NO_HEADER_TEXT is false, you would style the text with these selectors:</text:p>
      <text:p text:style-name="P1"><text:tab/>#headimg #name { }</text:p>
      <text:p text:style-name="P1"><text:tab/>#headimg #desc { }</text:p>
      <text:p text:style-name="P1">*/</text:p>
      <text:p text:style-name="P1">&lt;/style&gt;</text:p>
      <text:p text:style-name="P1">&lt;?php</text:p>
      <text:p text:style-name="P1">}</text:p>
      <text:p text:style-name="P1">endif; ?&gt;</text:p>
      <text:list xml:id="list29207181" text:continue-numbering="true" text:style-name="L1">
        <text:list-item>
          <text:p text:style-name="P6">Custom functions should be added to the theme's function.php file</text:p>
        </text:list-item>
        <text:list-item>
          <text:p text:style-name="P6">The text domain used should be "cdk". </text:p>
        </text:list-item>
        <text:list-item>
          <text:p text:style-name="P6">Javascript and / or css includes should be added through the wp_enqueue mechanism in the functions.php <text:line-break/><text:a xlink:type="simple" xlink:href="http://codex.wordpress.org/Function_Reference/wp_enqueue_script">http://codex.wordpress.org/Function_Reference/wp_enqueue_script</text:a><text:line-break/><text:a xlink:type="simple" xlink:href="http://codex.wordpress.org/Function_Reference/wp_enqueue_style">http://codex.wordpress.org/Function_Reference/wp_enqueue_style</text:a> </text:p>
        </text:list-item>
        <text:list-item>
          <text:p text:style-name="P6">A locale .pot file should be added to the theme to support future translations. <text:s/></text:p>
        </text:list-item>
        <text:list-item>
          <text:p text:style-name="P6">Bunch of code that is used in the site multiple times should be integrated as an template</text:p>
          <text:p text:style-name="P6"><text:a xlink:type="simple" xlink:href="http://codex.wordpress.org/Function_Reference/get_template_part">http://codex.wordpress.org/Function_Reference/get_template_part</text:a> </text:p>
        </text:list-item>
      </text:list>
      <text:p text:style-name="P3"/>
      <text:p text:style-name="P3"/>
      <text:p text:style-name="P3"/>
      <text:p text:style-name="P4"/>
      <text:h text:style-name="Heading_20_1" text:outline-level="1">Plugins</text:h>
      <text:p text:style-name="P3"/>
      <text:list xml:id="list29208091" text:continue-list="list29207181" text:style-name="L1">
        <text:list-item text:start-value="1">
          <text:p text:style-name="P6"><text:span text:style-name="T6">SEO</text:span><text:line-break/><text:a xlink:type="simple" xlink:href="http://wordpress.org/extend/plugins/all-in-one-seo-pack/">http://wordpress.org/extend/plugins/all-in-one-seo-pack/</text:a></text:p>
        </text:list-item>
        <text:list-item>
          <text:p text:style-name="P6"><text:span text:style-name="T6">Breadcrumb NavXT</text:span><text:span text:style-name="T4"><text:line-break/></text:span><text:a xlink:type="simple" xlink:href="http://wordpress.org/extend/plugins/breadcrumb-navxt/"><text:span text:style-name="T4">http://wordpress.org/extend/plugins/breadcrumb-navxt/</text:span></text:a></text:p>
        </text:list-item>
        <text:list-item>
          <text:p text:style-name="P8"><text:span text:style-name="T2">Form</text:span><text:span text:style-name="T3"><text:line-break/></text:span><text:a xlink:type="simple" xlink:href="http://wordpress.org/extend/plugins/contact-form-7/"><text:span text:style-name="T3">http://wordpress.org/extend/plugins/contact-form-7/</text:span></text:a><text:span text:style-name="T3">- <text:line-break/></text:span><text:a xlink:type="simple" xlink:href="http://wordpress.org/extend/plugins/formbuilder/"><text:span text:style-name="T3">http://wordpress.org/extend/plugins/formbuilder/</text:span></text:a><text:span text:style-name="T3"> </text:span></text:p>
        </text:list-item>
        <text:list-item>
          <text:p text:style-name="P6"><text:span text:style-name="T6">Subscribe</text:span><text:span text:style-name="T4"><text:line-break/></text:span><text:a xlink:type="simple" xlink:href="http://wordpress.org/extend/plugins/g-lock-double-opt-in-manager/"><text:span text:style-name="T4">http://wordpress.org/extend/plugins/g-lock-double-opt-in-manager/</text:span></text:a><text:span text:style-name="T4"><text:line-break/>http://wordpress.org/extend/plugins/subscribe2/</text:span></text:p>
        </text:list-item>
        <text:list-item>
          <text:p text:style-name="P6"><text:span text:style-name="T6">Newsletter</text:span><text:span text:style-name="T4"><text:line-break/></text:span><text:a xlink:type="simple" xlink:href="http://wordpress.org/extend/plugins/meenews/"><text:span text:style-name="T4">http://wordpress.org/extend/plugins/meenews/</text:span></text:a></text:p>
        </text:list-item>
        <text:list-item>
          <text:p text:style-name="P6"><text:span text:style-name="T6">Gallery</text:span><text:span text:style-name="T4"><text:line-break/></text:span><text:a xlink:type="simple" xlink:href="http://wordpress.org/extend/plugins/meenews/"><text:span text:style-name="T4">http://wordpress.org/extend/plugins/meenews/</text:span></text:a><text:span text:style-name="T4"><text:line-break/>preview<text:line-break/> </text:span><text:a xlink:type="simple" xlink:href="http://nextgen-gallery.com/"><text:span text:style-name="T4">http://nextgen-gallery.com/</text:span></text:a></text:p>
        </text:list-item>
        <text:list-item>
          <text:p text:style-name="P6"><text:span text:style-name="T6">Banners</text:span><text:span text:style-name="T4"><text:line-break/></text:span><text:a xlink:type="simple" xlink:href="http://wordpress.org/extend/plugins/wp-bannerize/"><text:span text:style-name="T4">http://wordpress.org/extend/plugins/wp-bannerize/</text:span></text:a><text:span text:style-name="T4"> <text:s text:c="2"/></text:span></text:p>
        </text:list-item>
        <text:list-item>
          <text:p text:style-name="P7">Pagination<text:line-break/><text:a xlink:type="simple" xlink:href="http://wordpress.org/extend/plugins/wp-pagenavi/"><text:span text:style-name="T4">http://wordpress.org/extend/plugins/wp-pagenavi/</text:span></text:a></text:p>
        </text:list-item>
        <text:list-item>
          <text:p text:style-name="P7">Email – post or content<text:span text:style-name="T4"><text:line-break/></text:span><text:a xlink:type="simple" xlink:href="http://wordpress.org/extend/plugins/wp-email/"><text:span text:style-name="T4">http://wordpress.org/extend/plugins/wp-email/</text:span></text:a></text:p>
        </text:list-item>
        <text:list-item>
          <text:p text:style-name="P7">Print – Post or Content</text:p>
          <text:p text:style-name="P7"><text:a xlink:type="simple" xlink:href="http://wordpress.org/extend/plugins/wp-print/"><text:span text:style-name="T4"/></text:a></text:p>
        </text:list-item>
        <text:list-item>
          <text:p text:style-name="P7">Ratings<text:span text:style-name="T4"><text:line-break/></text:span><text:a xlink:type="simple" xlink:href="http://wordpress.org/extend/plugins/wp-postratings/"><text:span text:style-name="T4">http://wordpress.org/extend/plugins/wp-postratings/</text:span></text:a></text:p>
        </text:list-item>
        <text:list-item>
          <text:p text:style-name="P7">Sitemap<text:span text:style-name="T4"><text:line-break/></text:span><text:a xlink:type="simple" xlink:href="http://wordpress.org/extend/plugins/google-sitemap-generator/"><text:span text:style-name="T4">http://wordpress.org/extend/plugins/google-sitemap-generator/</text:span></text:a><text:span text:style-name="T4"><text:line-break/></text:span><text:a xlink:type="simple" xlink:href="http://www.dagondesign.com/articles/sitemap-generator-plugin-for-wordpress/"><text:span text:style-name="T4">http://www.dagondesign.com/articles/sitemap-generator-plugin-for-wordpress/</text:span></text:a><text:span text:style-name="T4"> </text:span></text:p>
        </text:list-item>
        <text:list-item>
          <text:p text:style-name="P7">Social / Sharing<text:span text:style-name="T4"><text:line-break/></text:span><text:a xlink:type="simple" xlink:href="http://www.dountsis.com/projects/social-bookmarks"><text:span text:style-name="T4">http://www.dountsis.com/projects/social-bookmarks</text:span></text:a><text:span text:style-name="T4"><text:line-break/></text:span><text:a xlink:type="simple" xlink:href="http://wordpress.org/extend/plugins/simple-social-sharing-widgets-icons/"><text:span text:style-name="T4">http://wordpress.org/extend/plugins/simple-social-sharing-widgets-icons/</text:span></text:a><text:span text:style-name="T4"> </text:span></text:p>
        </text:list-item>
        <text:list-item>
          <text:p text:style-name="P7">Slider</text:p>
          <text:h text:style-name="P5" text:outline-level="2"><text:span text:style-name="T2">14.1 Slidorion</text:span></text:h>
          <text:p text:style-name="P7"/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Adobe Fangsong Std R" svg:font-family="'Adobe Fangsong Std 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Mincho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31M58S</meta:editing-duration>
    <meta:editing-cycles>84</meta:editing-cycles>
    <meta:generator>OpenOffice.org/3.3$Win32 OpenOffice.org_project/330m14$Build-9542</meta:generator>
    <dc:date>2012-09-01T09:08:15.80</dc:date>
    <dc:creator>Sadikali Dantreleeya</dc:creator>
    <meta:document-statistic meta:table-count="0" meta:image-count="0" meta:object-count="0" meta:page-count="2" meta:paragraph-count="47" meta:word-count="237" meta:character-count="2332"/>
    <meta:user-defined meta:name="Info 1"/>
    <meta:user-defined meta:name="Info 2"/>
    <meta:user-defined meta:name="Info 3"/>
    <meta:user-defined meta:name="Info 4"/>
  </office:meta>
</office:document-meta>
</file>